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348cm" fo:margin-left="0.445cm" table:align="left"/>
    </style:style>
    <style:style style:name="Tabella1.A" style:family="table-column">
      <style:table-column-properties style:column-width="5.3cm"/>
    </style:style>
    <style:style style:name="Tabella1.B" style:family="table-column">
      <style:table-column-properties style:column-width="5.613cm"/>
    </style:style>
    <style:style style:name="Tabella1.C" style:family="table-column">
      <style:table-column-properties style:column-width="5.435cm"/>
    </style:style>
    <style:style style:name="Tabel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style:font-name="Calibri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Paragrafo_20_elenco" style:list-style-name="WWNum1" style:master-page-name="MP0">
      <style:paragraph-properties style:page-number="auto" fo:break-before="page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4pt" fo:font-weight="bold" style:font-size-asian="14pt" style:font-weight-asian="bold" style:font-size-complex="14pt"/>
    </style:style>
    <style:style style:name="T2" style:family="text">
      <style:text-properties style:font-name="Calibri"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4270916775016264" text:style-name="WWNum1">
        <text:list-item text:start-value="1">
          <text:p text:style-name="P5"><text:span text:style-name="Car._20_predefinito_20_paragrafo"><text:span text:style-name="T1">Gestione Riparazioni</text:span></text:span></text:p>
        </text:list-item>
      </text:list>
      <text:p text:style-name="P1"/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"><text:span text:style-name="Car._20_predefinito_20_paragrafo"><text:span text:style-name="T2">TIPO</text:span></text:span></text:p>
          </table:table-cell>
          <table:table-cell table:style-name="Tabella1.A1" office:value-type="string">
            <text:p text:style-name="P4"><text:span text:style-name="Car._20_predefinito_20_paragrafo"><text:span text:style-name="T2">NOME</text:span></text:span></text:p>
          </table:table-cell>
          <table:table-cell table:style-name="Tabella1.A1" office:value-type="string">
            <text:p text:style-name="P4"><text:span text:style-name="Car._20_predefinito_20_paragrafo"><text:span text:style-name="T2">DESCRIZIONE</text:span></text:span></text:p>
          </table:table-cell>
        </table:table-row>
        <table:table-row>
          <table:table-cell table:style-name="Tabella1.A1" office:value-type="string">
            <text:p text:style-name="Standard"><text:span text:style-name="Car._20_predefinito_20_paragrafo"><text:span text:style-name="T2">Entity Object</text:span></text:span></text:p>
          </table:table-cell>
          <table:table-cell table:style-name="Tabella1.A1" office:value-type="string">
            <text:p text:style-name="P3">Gestore delle riparazioni</text:p>
          </table:table-cell>
          <table:table-cell table:style-name="Tabella1.A1" office:value-type="string">
            <text:p text:style-name="P3">Rappresenta un’entità generata per prelevare i dati di un gestore delle riparazioni.</text:p>
          </table:table-cell>
        </table:table-row>
        <table:table-row>
          <table:table-cell table:style-name="Tabella1.A1" office:value-type="string">
            <text:p text:style-name="Standard"><text:span text:style-name="Car._20_predefinito_20_paragrafo"><text:span text:style-name="T2">Boundary Object</text:span></text:span></text:p>
          </table:table-cell>
          <table:table-cell table:style-name="Tabella1.A1" office:value-type="string">
            <text:p text:style-name="P3">ModificaStatoBoundary</text:p>
            <text:p text:style-name="P3"/>
            <text:p text:style-name="P3"/>
            <text:p text:style-name="P3"/>
            <text:p text:style-name="P3"/>
            <text:p text:style-name="P3">AggiuntaDisponibilitàBoundary</text:p>
            <text:p text:style-name="P3"/>
            <text:p text:style-name="P3"/>
            <text:p text:style-name="P3"/>
            <text:p text:style-name="P3">ModificaDisponibilitàBoundary</text:p>
            <text:p text:style-name="P3"/>
            <text:p text:style-name="P3"/>
            <text:p text:style-name="P3"/>
            <text:p text:style-name="P3">FineRiparazioneBoundary</text:p>
            <text:p text:style-name="P3"/>
            <text:p text:style-name="P3"/>
            <text:p text:style-name="P3"/>
            <text:p text:style-name="P3"/>
            <text:p text:style-name="P3">VisualizzaBoundary</text:p>
            <text:p text:style-name="P3"/>
            <text:p text:style-name="P3"/>
            <text:p text:style-name="P3"/>
            <text:p text:style-name="P3">ConfermaBoundary</text:p>
          </table:table-cell>
          <table:table-cell table:style-name="Tabella1.A1" office:value-type="string">
            <text:p text:style-name="P3">Il boundary che permette al gestore delle riparazioni di modificare lo stato di riparazione di un prodotto.</text:p>
            <text:p text:style-name="P3"/>
            <text:p text:style-name="P3">Il boundary che permette al gestore delle riparazioni di aggiungere le date disponibili.</text:p>
            <text:p text:style-name="P3"/>
            <text:p text:style-name="P3">Il boundary che permette al gestore delle riparazioni di aggiornare le date disponibili.</text:p>
            <text:p text:style-name="P3"/>
            <text:p text:style-name="P3">Il boundary che permette al gestore delle riparazioni di aggiungere la data stimata di fine riparazione.</text:p>
            <text:p text:style-name="P3"/>
            <text:p text:style-name="P3">Il boundary che permette la visualizzazione dello stato di un prodotto in riparazione.</text:p>
            <text:p text:style-name="P3"/>
            <text:p text:style-name="P3">Il boundary che permette di visualizzare la conferma dell'operazione svolta.</text:p>
          </table:table-cell>
        </table:table-row>
        <table:table-row>
          <table:table-cell table:style-name="Tabella1.A1" office:value-type="string">
            <text:p text:style-name="Standard"><text:span text:style-name="Car._20_predefinito_20_paragrafo"><text:span text:style-name="T2">Control Ob</text:span></text:span><text:span text:style-name="Car._20_predefinito_20_paragrafo"><text:span text:style-name="T2">ject</text:span></text:span></text:p>
          </table:table-cell>
          <table:table-cell table:style-name="Tabella1.A1" office:value-type="string">
            <text:p text:style-name="P3">ModificaStatoControl</text:p>
            <text:p text:style-name="P3"/>
            <text:p text:style-name="P3"/>
            <text:p text:style-name="P3"/>
            <text:p text:style-name="P3">AggiuntaDisponibilitàControl</text:p>
            <text:p text:style-name="P3"/>
            <text:p text:style-name="P3"/>
            <text:p text:style-name="P3"/>
            <text:p text:style-name="P3"/>
            <text:p text:style-name="P3">ModificaDisponibilitàControl</text:p>
            <text:p text:style-name="P3"/>
            <text:p text:style-name="P3"/>
            <text:p text:style-name="P3"/>
            <text:p text:style-name="P3">FineRiparazioneControl</text:p>
            <text:p text:style-name="P3"/>
            <text:p text:style-name="P3"/>
            <text:p text:style-name="P3"/>
            <text:p text:style-name="P3"/>
          </table:table-cell>
          <table:table-cell table:style-name="Tabella1.A1" office:value-type="string">
            <text:p text:style-name="P3">Permette di gestire le operazioni relative allo stato di riparazione di un prodotto.</text:p>
            <text:p text:style-name="P3"/>
            <text:p text:style-name="P3">Permette di gestire le operazioni relative all’ aggiunta di date disponibili per le riparazioni.</text:p>
            <text:p text:style-name="P3"/>
            <text:p text:style-name="P3">Permette di gestire le operazioni relative alla modifica delle date disponibili.</text:p>
            <text:p text:style-name="P3"/>
            <text:p text:style-name="P3">Permette di gestire le operazioni relative all'aggiunta della data stimata di fine riparazione di un prodotto 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Francesco Perretta</meta:initial-creator>
    <dc:creator>Francesco Perretta</dc:creator>
    <meta:creation-date>2018-11-12T09:53:00Z</meta:creation-date>
    <dc:date>2018-11-26T11:47:27.38</dc:date>
    <meta:editing-cycles>3</meta:editing-cycles>
    <meta:editing-duration>PT2M10S</meta:editing-duration>
    <meta:document-statistic meta:table-count="1" meta:image-count="0" meta:object-count="0" meta:page-count="1" meta:paragraph-count="29" meta:word-count="174" meta:character-count="1346"/>
    <meta:template xlink:type="simple" xlink:actuate="onRequest" xlink:title="" xlink:href="Normal"/>
  </office:meta>
</office:document-meta>
</file>